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3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2.5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5cm" fo:min-width="2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0.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8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5cm" svg:height="1cm" svg:x="11.785cm" svg:y="0.8cm">
          <draw:text-box>
            <text:p><text:span text:style-name="T1">COMPO</text:span><text:span text:style-name="T1">NENTS</text:span></text:p>
          </draw:text-box>
        </draw:frame>
        <draw:custom-shape draw:style-name="gr2" draw:text-style-name="P2" draw:layer="layout" svg:width="3cm" svg:height="1.5cm" svg:x="1.7cm" svg:y="4.35cm">
          <text:p text:style-name="P2">AP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75cm" svg:height="1.25cm" svg:x="2.5cm" svg:y="1.65cm">
          <text:p text:style-name="P3">context - u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cm" svg:height="1cm" svg:x="1.7cm" svg:y="6.1cm">
          <text:p text:style-name="P3">navba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1.25cm" svg:x="1.7cm" svg:y="7.6cm">
          <text:p text:style-name="P3">change us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cm" svg:x="1.7cm" svg:y="9.35cm">
          <text:p text:style-name="P3">user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5cm" svg:y1="2.4cm" svg:x2="27.5cm" svg:y2="2.4cm">
          <text:p/>
        </draw:line>
        <draw:custom-shape draw:style-name="gr2" draw:text-style-name="P2" draw:layer="layout" svg:width="3cm" svg:height="1.5cm" svg:x="6.75cm" svg:y="4.85cm">
          <text:p text:style-name="P2">articl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cm" svg:height="1.75cm" svg:x="1.7cm" svg:y="10.85cm">
          <text:p text:style-name="P3">article list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cm" svg:height="1.75cm" svg:x="1.7cm" svg:y="13.1cm">
          <text:p text:style-name="P3">article card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cm" svg:x="6.75cm" svg:y="11.35cm">
          <text:p text:style-name="P3">autho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1.25cm" svg:x="6.75cm" svg:y="8.2cm">
          <text:p text:style-name="P3">change us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cm" svg:x="6.75cm" svg:y="9.95cm">
          <text:p text:style-name="P3">us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cm" svg:x="6.75cm" svg:y="14.2cm">
          <text:p text:style-name="P3">vote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cm" svg:x="6.75cm" svg:y="12.8cm">
          <text:p text:style-name="P3">vote up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cm" svg:x="6.45cm" svg:y="15.7cm">
          <text:p text:style-name="P3">comments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5cm" svg:height="1.25cm" svg:x="6.45cm" svg:y="17.2cm">
          <text:p text:style-name="P3">add comm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5cm" svg:x="15.9cm" svg:y="7cm">
          <text:p text:style-name="P2">account p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cm" svg:height="1.25cm" svg:x="15.9cm" svg:y="10.35cm">
          <text:p text:style-name="P3">change u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cm" svg:height="1cm" svg:x="15.9cm" svg:y="12.1cm">
          <text:p text:style-name="P3">u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5cm" svg:height="1cm" svg:x="15.6cm" svg:y="15.05cm">
          <text:p text:style-name="P3">com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3.5cm" svg:height="1.25cm" svg:x="15.6cm" svg:y="16.55cm">
          <text:p text:style-name="P3">delete com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1.5cm" svg:x="25.5cm" svg:y="6.8cm">
          <text:p text:style-name="P2">change us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cm" svg:x="25.5cm" svg:y="9.9cm">
          <text:p text:style-name="P3">us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cm" svg:x="6.75cm" svg:y="6.6cm">
          <text:p text:style-name="P3">navba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cm" svg:x="15.9cm" svg:y="8.7cm">
          <text:p text:style-name="P3">navb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cm" svg:height="1cm" svg:x="25.45cm" svg:y="8.5cm">
          <text:p text:style-name="P3">navba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cm" svg:x="15.9cm" svg:y="13.45cm">
          <text:p text:style-name="P3">artic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cm" svg:height="1cm" svg:x="25.45cm" svg:y="11.5cm">
          <text:p text:style-name="P3">userlis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cm" svg:x="25.45cm" svg:y="13cm">
          <text:p text:style-name="P3">usercard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4.75cm" svg:height="2.25cm" svg:x="0.7cm" svg:y="16cm">
          <draw:text-box>
            <text:p>State - article-id</text:p>
          </draw:text-box>
        </draw:frame>
        <draw:frame draw:style-name="gr11" draw:text-style-name="P5" draw:layer="layout" svg:width="5.75cm" svg:height="11cm" svg:x="9.75cm" svg:y="5.75cm">
          <draw:text-box>
            <text:p/>
            <text:p text:style-name="P6">Props (Article_id) </text:p>
            <text:p/>
            <text:p>State</text:p>
            <text:p>- comments</text:p>
            <text:p>-commentToAdd </text:p>
            <text:p>- votes </text:p>
          </draw:text-box>
        </draw:frame>
        <draw:frame draw:style-name="gr12" draw:text-style-name="P5" draw:layer="layout" svg:width="6.65cm" svg:height="9cm" svg:x="18.85cm" svg:y="8.25cm">
          <draw:text-box>
            <text:p>State</text:p>
            <text:p>- userArticles</text:p>
            <text:p>- userComments</text:p>
            <text:p>- commentToDelete</text:p>
          </draw:text-box>
        </draw:frame>
        <draw:frame draw:style-name="gr13" draw:text-style-name="P5" draw:layer="layout" svg:width="2.75cm" svg:height="2.384cm" svg:x="25.5cm" svg:y="14.866cm">
          <draw:text-box>
            <text:p>State</text:p>
            <text:p>- users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5T10:41:17.502158900</meta:creation-date>
    <dc:date>2022-07-25T14:39:37.801837856</dc:date>
    <meta:editing-duration>PT27M15S</meta:editing-duration>
    <meta:editing-cycles>3</meta:editing-cycles>
    <meta:generator>LibreOffice/7.3.4.2$Linux_X86_64 LibreOffice_project/30$Build-2</meta:generator>
    <meta:document-statistic meta:object-count="34"/>
  </office:meta>
</office:document-meta>
</file>